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c8a8" officeooo:paragraph-rsid="001afab7"/>
    </style:style>
    <style:style style:name="P2" style:family="paragraph" style:parent-style-name="Standard" style:list-style-name="L1">
      <style:text-properties officeooo:rsid="000c0505" officeooo:paragraph-rsid="001afab7"/>
    </style:style>
    <style:style style:name="P3" style:family="paragraph" style:parent-style-name="Standard" style:list-style-name="L1">
      <style:text-properties fo:font-style="italic" fo:font-weight="bold" officeooo:rsid="000c0505" officeooo:paragraph-rsid="001afab7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officeooo:rsid="0026b55a" officeooo:paragraph-rsid="001afab7"/>
    </style:style>
    <style:style style:name="P5" style:family="paragraph" style:parent-style-name="Standard" style:list-style-name="L1">
      <style:text-properties officeooo:rsid="000e8b6e" officeooo:paragraph-rsid="001afab7"/>
    </style:style>
    <style:style style:name="P6" style:family="paragraph" style:parent-style-name="Standard" style:list-style-name="L1">
      <style:text-properties officeooo:rsid="001a3ba4" officeooo:paragraph-rsid="001afab7"/>
    </style:style>
    <style:style style:name="P7" style:family="paragraph" style:parent-style-name="Standard" style:list-style-name="L1">
      <style:text-properties officeooo:rsid="0019f687" officeooo:paragraph-rsid="001afab7"/>
    </style:style>
    <style:style style:name="P8" style:family="paragraph" style:parent-style-name="Standard" style:list-style-name="L1">
      <style:text-properties officeooo:rsid="001878b7" officeooo:paragraph-rsid="001afab7"/>
    </style:style>
    <style:style style:name="P9" style:family="paragraph" style:parent-style-name="Standard">
      <style:text-properties officeooo:paragraph-rsid="001afab7"/>
    </style:style>
    <style:style style:name="P10" style:family="paragraph" style:parent-style-name="Standard" style:list-style-name="L2">
      <style:text-properties officeooo:paragraph-rsid="001afab7"/>
    </style:style>
    <style:style style:name="P11" style:family="paragraph" style:parent-style-name="Standard" style:list-style-name="L3">
      <style:text-properties officeooo:rsid="00172483" officeooo:paragraph-rsid="001afab7"/>
    </style:style>
    <style:style style:name="P12" style:family="paragraph" style:parent-style-name="Standard" style:list-style-name="L3">
      <style:text-properties officeooo:rsid="00172483" officeooo:paragraph-rsid="001f1f62"/>
    </style:style>
    <style:style style:name="P13" style:family="paragraph" style:parent-style-name="Standard" style:list-style-name="L3">
      <style:text-properties officeooo:paragraph-rsid="001afab7"/>
    </style:style>
    <style:style style:name="P14" style:family="paragraph" style:parent-style-name="Standard" style:list-style-name="L3">
      <style:text-properties officeooo:paragraph-rsid="001f1f62"/>
    </style:style>
    <style:style style:name="P15" style:family="paragraph" style:parent-style-name="Quotations" style:list-style-name="L3">
      <style:text-properties fo:font-weight="bold" officeooo:rsid="003be7c5" officeooo:paragraph-rsid="001f1f62" style:font-weight-asian="bold" style:font-weight-complex="bold"/>
    </style:style>
    <style:style style:name="P16" style:family="paragraph" style:parent-style-name="Quotations" style:list-style-name="L3">
      <style:text-properties officeooo:paragraph-rsid="001f1f62"/>
    </style:style>
    <style:style style:name="T1" style:family="text">
      <style:text-properties officeooo:rsid="000c05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0505" style:font-weight-asian="bold" style:font-weight-complex="bold"/>
    </style:style>
    <style:style style:name="T4" style:family="text">
      <style:text-properties fo:font-weight="bold" officeooo:rsid="001de47b" style:font-weight-asian="bold" style:font-weight-complex="bold"/>
    </style:style>
    <style:style style:name="T5" style:family="text">
      <style:text-properties fo:font-weight="bold" officeooo:rsid="00172483" style:font-weight-asian="bold" style:font-weight-complex="bold"/>
    </style:style>
    <style:style style:name="T6" style:family="text">
      <style:text-properties fo:font-weight="bold" officeooo:rsid="003b9830" style:font-weight-asian="bold" style:font-weight-complex="bold"/>
    </style:style>
    <style:style style:name="T7" style:family="text">
      <style:text-properties fo:font-weight="bold" officeooo:rsid="003be7c5" style:font-weight-asian="bold" style:font-weight-complex="bold"/>
    </style:style>
    <style:style style:name="T8" style:family="text">
      <style:text-properties fo:font-weight="bold" officeooo:rsid="003e43ea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de47d"/>
    </style:style>
    <style:style style:name="T12" style:family="text">
      <style:text-properties officeooo:rsid="000deedd"/>
    </style:style>
    <style:style style:name="T13" style:family="text">
      <style:text-properties officeooo:rsid="000e8b6e"/>
    </style:style>
    <style:style style:name="T14" style:family="text">
      <style:text-properties officeooo:rsid="000fe41e"/>
    </style:style>
    <style:style style:name="T15" style:family="text">
      <style:text-properties officeooo:rsid="0019f687"/>
    </style:style>
    <style:style style:name="T16" style:family="text">
      <style:text-properties officeooo:rsid="001a3ba4"/>
    </style:style>
    <style:style style:name="T17" style:family="text">
      <style:text-properties officeooo:rsid="001b2357"/>
    </style:style>
    <style:style style:name="T18" style:family="text">
      <style:text-properties officeooo:rsid="001bb9bd"/>
    </style:style>
    <style:style style:name="T19" style:family="text">
      <style:text-properties officeooo:rsid="0010f3c4"/>
    </style:style>
    <style:style style:name="T20" style:family="text">
      <style:text-properties officeooo:rsid="00138374"/>
    </style:style>
    <style:style style:name="T21" style:family="text">
      <style:text-properties officeooo:rsid="00148d55"/>
    </style:style>
    <style:style style:name="T22" style:family="text">
      <style:text-properties officeooo:rsid="001653b8"/>
    </style:style>
    <style:style style:name="T23" style:family="text">
      <style:text-properties officeooo:rsid="0019c8a8"/>
    </style:style>
    <style:style style:name="T24" style:family="text">
      <style:text-properties style:font-name="Abyssinica SIL" fo:font-weight="normal" style:font-weight-asian="normal" style:font-weight-complex="normal"/>
    </style:style>
    <style:style style:name="T25" style:family="text">
      <style:text-properties style:font-name="Abyssinica SIL" fo:font-weight="normal" officeooo:rsid="00225ac0" style:font-weight-asian="normal" style:font-weight-complex="normal"/>
    </style:style>
    <style:style style:name="T26" style:family="text">
      <style:text-properties style:font-name="Abyssinica SIL" fo:font-weight="normal" officeooo:rsid="001de47b" style:font-weight-asian="normal" style:font-weight-complex="normal"/>
    </style:style>
    <style:style style:name="T27" style:family="text">
      <style:text-properties style:font-name="Abyssinica SIL" fo:font-weight="normal" officeooo:rsid="001f5293" style:font-weight-asian="normal" style:font-weight-complex="normal"/>
    </style:style>
    <style:style style:name="T28" style:family="text">
      <style:text-properties style:font-name="Abyssinica SIL" fo:font-weight="normal" officeooo:rsid="001cf605" style:font-weight-asian="normal" style:font-weight-complex="normal"/>
    </style:style>
    <style:style style:name="T29" style:family="text">
      <style:text-properties style:font-name="Abyssinica SIL" fo:font-weight="normal" officeooo:rsid="0020ed69" style:font-weight-asian="normal" style:font-weight-complex="normal"/>
    </style:style>
    <style:style style:name="T30" style:family="text">
      <style:text-properties officeooo:rsid="001be215"/>
    </style:style>
    <style:style style:name="T31" style:family="text">
      <style:text-properties officeooo:rsid="001cc98c"/>
    </style:style>
    <style:style style:name="T32" style:family="text">
      <style:text-properties officeooo:rsid="001cf605"/>
    </style:style>
    <style:style style:name="T33" style:family="text">
      <style:text-properties officeooo:rsid="00172483"/>
    </style:style>
    <style:style style:name="T34" style:family="text">
      <style:text-properties fo:color="#000000" style:font-name="Liberation Serif" fo:font-size="12pt" officeooo:rsid="003f2547" style:font-size-asian="12pt" style:font-size-complex="12pt"/>
    </style:style>
    <style:style style:name="T35" style:family="text">
      <style:text-properties fo:color="#000000" style:font-name="Liberation Serif" fo:font-size="12pt" officeooo:rsid="00382655" style:font-size-asian="12pt" style:font-size-complex="12pt"/>
    </style:style>
    <style:style style:name="T36" style:family="text">
      <style:text-properties fo:color="#000000" style:font-name="Liberation Serif" fo:font-size="12pt" officeooo:rsid="00387635" style:font-size-asian="12pt" style:font-size-complex="12pt"/>
    </style:style>
    <style:style style:name="T37" style:family="text">
      <style:text-properties fo:color="#000000" style:font-name="Liberation Serif" fo:font-size="12pt" officeooo:rsid="0039f898" style:font-size-asian="12pt" style:font-size-complex="12pt"/>
    </style:style>
    <style:style style:name="T38" style:family="text">
      <style:text-properties fo:color="#000000" style:font-name="Liberation Serif" fo:font-size="12pt" officeooo:rsid="00397203" style:font-size-asian="12pt" style:font-size-complex="12pt"/>
    </style:style>
    <style:style style:name="T39" style:family="text">
      <style:text-properties fo:color="#000000" style:font-name="Liberation Serif" fo:font-size="12pt" officeooo:rsid="003b9830" style:font-size-asian="12pt" style:font-size-complex="12pt"/>
    </style:style>
    <style:style style:name="T40" style:family="text">
      <style:text-properties fo:color="#000000" style:font-name="Liberation Serif" fo:font-size="12pt" officeooo:rsid="003be7c5" style:font-size-asian="12pt" style:font-size-complex="12pt"/>
    </style:style>
    <style:style style:name="T41" style:family="text">
      <style:text-properties fo:color="#000000" style:font-name="Liberation Serif" fo:font-size="12pt" officeooo:rsid="003e43ea" style:font-size-asian="12pt" style:font-size-complex="12pt"/>
    </style:style>
    <style:style style:name="T42" style:family="text">
      <style:text-properties fo:color="#000000" style:font-name="Liberation Serif" fo:font-size="12pt" fo:font-weight="normal" officeooo:rsid="003f2547" style:font-size-asian="12pt" style:font-weight-asian="normal" style:font-size-complex="12pt" style:font-weight-complex="normal"/>
    </style:style>
    <style:style style:name="T43" style:family="text">
      <style:text-properties fo:color="#000000" style:font-name="Liberation Serif" fo:font-size="12pt" fo:font-weight="bold" officeooo:rsid="0039f898" style:font-size-asian="12pt" style:font-weight-asian="bold" style:font-size-complex="12pt" style:font-weight-complex="bold"/>
    </style:style>
    <style:style style:name="T44" style:family="text">
      <style:text-properties fo:color="#000000" style:font-name="Liberation Serif" fo:font-size="12pt" fo:font-weight="bold" officeooo:rsid="003be7c5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size="12pt" officeooo:rsid="003b9830" style:font-name-asian="Liberation Serif" style:font-size-asian="12pt" style:font-size-complex="12pt"/>
    </style:style>
    <style:style style:name="T46" style:family="text">
      <style:text-properties officeooo:rsid="003b98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545078822" text:style-name="L2">
        <text:list-item>
          <text:p text:style-name="P10"><text:span text:style-name="T1">控件对象的获取: </text:span><text:span text:style-name="T3">在所属活动中通过全局方法findViewById(R.id.控件id)来获取对象</text:span></text:p>
        </text:list-item>
        <text:list-item>
          <text:p text:style-name="P10"><text:span text:style-name="T1">TextView:显示文本信息</text:span></text:p>
        </text:list-item>
      </text:list>
      <text:list xml:id="list2185040318" text:style-name="L1">
        <text:list-item>
          <text:list>
            <text:list-item>
              <text:p text:style-name="P3">id:<text:span text:style-name="T9">控件id</text:span></text:p>
            </text:list-item>
            <text:list-item>
              <text:p text:style-name="P2"><text:span text:style-name="T10">layout_width</text:span>:宽,一般使用match_parent表示当前控件的大小和父布局大小一样</text:p>
            </text:list-item>
            <text:list-item>
              <text:p text:style-name="P2"><text:span text:style-name="T10">layout_height</text:span>:高,一般使用wrap_content,表示让当前控件刚好包含内容</text:p>
            </text:list-item>
            <text:list-item>
              <text:p text:style-name="P2">text:内容</text:p>
            </text:list-item>
            <text:list-item>
              <text:p text:style-name="P2">gravity:对齐方式,可选值为top,bottom,left,right,center,可用”<text:span text:style-name="T11">|”来同时指定多个值</text:span></text:p>
            </text:list-item>
            <text:list-item>
              <text:p text:style-name="P2">text<text:span text:style-name="T12">Size:字体大小</text:span></text:p>
            </text:list-item>
            <text:list-item>
              <text:p text:style-name="P2">textColor:字体颜色</text:p>
            </text:list-item>
            <text:list-item>
              <text:p text:style-name="P4">padding：内边距，paddingLeft/Right/Top/Bottom</text:p>
            </text:list-item>
            <text:list-item>
              <text:p text:style-name="P4">singleLine：是否只能用一行显示</text:p>
            </text:list-item>
            <text:list-item>
              <text:p text:style-name="P4">ellipsize：设置文本内容超出控件宽度时，文本缩略方式，end为在尾部进行缩略，start为在开头缩略，middle为在中间缩略，marquee为跑马灯效果</text:p>
            </text:list-item>
          </text:list>
        </text:list-item>
        <text:list-item>
          <text:p text:style-name="P2">Button</text:p>
          <text:list>
            <text:list-item>
              <text:p text:style-name="P2">textAllCaps:false禁用全部大写</text:p>
            </text:list-item>
            <text:list-item>
              <text:p text:style-name="P2">注册监听器</text:p>
              <text:list>
                <text:list-item>
                  <text:p text:style-name="P2">编写方法后在xml布局文件的design模式进行图形化注册</text:p>
                </text:list-item>
                <text:list-item>
                  <text:p text:style-name="P2">button.<text:span text:style-name="T13">setOnClickListener(new View.onClickListener(){</text:span></text:p>
                  <text:p text:style-name="P5">@Override</text:p>
                  <text:p text:style-name="P5">public void onClick(View view){/*逻辑*/}</text:p>
                  <text:p text:style-name="P5">})</text:p>
                </text:list-item>
                <text:list-item>
                  <text:p text:style-name="P5">所属活动实现View.onClickListener借口后重写onClick方法并在方法中switch<text:span text:style-name="T14">(view.getId())来处理不同的逻辑</text:span></text:p>
                </text:list-item>
              </text:list>
            </text:list-item>
          </text:list>
        </text:list-item>
        <text:list-item>
          <text:p text:style-name="P5">RadioGroup<text:span text:style-name="T15">：控制一系列RadioButton或CheckBox，在布局文件中标签下可以包含多个RadioButton标签</text:span></text:p>
          <text:list>
            <text:list-item>
              <text:p text:style-name="P5">orientation<text:span text:style-name="T15">：排列方向，horizontal水平、vertical垂直</text:span></text:p>
            </text:list-item>
            <text:list-item>
              <text:p text:style-name="P5">divider<text:span text:style-name="T15">：用分割线将控件隔开</text:span></text:p>
            </text:list-item>
            <text:list-item>
              <text:p text:style-name="P5">设置选择改变监听器<text:span text:style-name="T16">：group.setOnCheckChangeListener(new RadioGroup.OnCheckChangeListener(){</text:span></text:p>
              <text:p text:style-name="P6">@Override</text:p>
              <text:p text:style-name="P6">public void onCheckedChanged(RadiGroup group, int checkedId)<text:span text:style-name="T17">{}</text:span></text:p>
              <text:p text:style-name="P6">})</text:p>
            </text:list-item>
          </text:list>
        </text:list-item>
        <text:list-item>
          <text:p text:style-name="P5">RadioButton<text:span text:style-name="T18">：只能选择，通过点击在同一个group中的其他RadioButton取消</text:span></text:p>
          <text:list>
            <text:list-item>
              <text:p text:style-name="P7">checked：是否选中，默认为false</text:p>
            </text:list-item>
          </text:list>
        </text:list-item>
        <text:list-item>
          <text:p text:style-name="P7">CheckBox：单个checkbox可以选择和取消，各个之间相对独立</text:p>
        </text:list-item>
        <text:list-item>
          <text:p text:style-name="P5">EditText:输入和编辑内容</text:p>
          <text:list>
            <text:list-item>
              <text:p text:style-name="P5">hint:输入内容</text:p>
            </text:list-item>
            <text:list-item>
              <text:p text:style-name="P5">maxLines:最大行数,超过之后文本会上滚</text:p>
            </text:list-item>
            <text:list-item>
              <text:p text:style-name="P5">maxLength:最大可输入字符数量</text:p>
            </text:list-item>
            <text:list-item>
              <text:p text:style-name="P5">getText<text:span text:style-name="T19">().toString():获取输入文本</text:span></text:p>
            </text:list-item>
          </text:list>
        </text:list-item>
        <text:list-item>
          <text:p text:style-name="P5">ImageView:展示图片</text:p>
          <text:list>
            <text:list-item>
              <text:p text:style-name="P5">src:指定图片url</text:p>
            </text:list-item>
            <text:list-item>
              <text:p text:style-name="P5">setImageResource<text:span text:style-name="T20">(R.drawable.xx):设置要显示的图片</text:span></text:p>
            </text:list-item>
          </text:list>
        </text:list-item>
        <text:list-item>
          <text:p text:style-name="P5">ProgressBar:显示进度条</text:p>
          <text:list>
            <text:list-item>
              <text:p text:style-name="P5">max:进度条最大进度</text:p>
            </text:list-item>
            <text:list-item>
              <text:p text:style-name="P5">style:进度条样式,默认为圆形,指定为水平:”?android:<text:span text:style-name="T21">attr/progressBarStyleHorizontal</text:span>”</text:p>
            </text:list-item>
            <text:list-item>
              <text:p text:style-name="P5">progressBar.getProgress<text:span text:style-name="T21">():获取当前进度值,int型</text:span></text:p>
            </text:list-item>
            <text:list-item>
              <text:p text:style-name="P5"><text:soft-page-break/>progressBar.setProgress<text:span text:style-name="T21">(progress):设置进度</text:span></text:p>
            </text:list-item>
            <text:list-item>
              <text:p text:style-name="P5"><text:span text:style-name="T10">visibility</text:span>:控件可见属性,三个取值:visible可见<text:span text:style-name="T22">(默认)</text:span>,invisible不可见但占据控件,gone不可见且不占用空间</text:p>
              <text:list>
                <text:list-item>
                  <text:p text:style-name="P5">getVisibility<text:span text:style-name="T22">():获取控件可见性,有View.VISIBLE,View.INVISIBLE,View.GONE三种,对应上述三种</text:span></text:p>
                </text:list-item>
                <text:list-item>
                  <text:p text:style-name="P5">setVisibility<text:span text:style-name="T22">(可见性取值)</text:span></text:p>
                </text:list-item>
              </text:list>
            </text:list-item>
          </text:list>
        </text:list-item>
        <text:list-item>
          <text:p text:style-name="P5">Dialog:对话框</text:p>
          <text:list>
            <text:list-item>
              <text:p text:style-name="P5">AlertDialog:至於所有界面元素之上,能屏蔽掉其他控件的交互能力</text:p>
              <text:list>
                <text:list-item>
                  <text:p text:style-name="P8">创建:AlertDialog.Builder dialog = new AlertDialog.Builder(context)</text:p>
                </text:list-item>
                <text:list-item>
                  <text:p text:style-name="P8"><text:span text:style-name="T10">设置标题</text:span>:dialog.setTitle(title)</text:p>
                </text:list-item>
                <text:list-item>
                  <text:p text:style-name="P8"><text:span text:style-name="T10">设置显示信息</text:span>：dialog.setMessage(message)</text:p>
                </text:list-item>
                <text:list-item>
                  <text:p text:style-name="P8"><text:span text:style-name="T10">设置是否可取消</text:span>：dialog.setCancelabe(true/false)</text:p>
                </text:list-item>
                <text:list-item>
                  <text:p text:style-name="P8">设置确认按键：dialog.<text:span text:style-name="T2">setPositiveButton</text:span>(“显示文字如OK”，监听器<text:span text:style-name="T23">：new DialogInterface.OnClickListener(){</text:span></text:p>
                  <text:list>
                    <text:list-header>
                      <text:p text:style-name="P1">@Override</text:p>
                      <text:p text:style-name="P1">public void onClick(DialogInterface dialog, int which){}</text:p>
                      <text:p text:style-name="P1">});</text:p>
                    </text:list-header>
                  </text:list>
                </text:list-item>
                <text:list-item>
                  <text:p text:style-name="P1">设置取消按键：dialog.<text:span text:style-name="T2">setNegativeButton</text:span>(同上)</text:p>
                </text:list-item>
                <text:list-item>
                  <text:p text:style-name="P1">显示对话框：dialog.show()</text:p>
                </text:list-item>
              </text:list>
            </text:list-item>
            <text:list-item>
              <text:p text:style-name="P1">ProgressDialog：ProgressDialog dialog = new ProgressDialog(context)</text:p>
            </text:list-item>
          </text:list>
        </text:list-item>
      </text:list>
      <text:list xml:id="list3854280802" text:style-name="L3">
        <text:list-item>
          <text:p text:style-name="P13"><text:span text:style-name="T33">ListView</text:span></text:p>
          <text:list>
            <text:list-item>
              <text:p text:style-name="P11">作用<text:span text:style-name="T30">：展示大量数据，允许通过上下滑动的方式将屏幕外的数据滚动到屏幕内，原有数据滚出屏幕</text:span></text:p>
            </text:list-item>
            <text:list-item>
              <text:p text:style-name="P11">使用方法</text:p>
              <text:list>
                <text:list-item>
                  <text:p text:style-name="P11">根据数据类型<text:span text:style-name="T30">，指定ArrayAdapter的泛型并构造ArrayAdapter对象：new ArrayAdapter&lt;Type&gt;(context：上下文,ListView子项布局的id（android.R.layout.simple_list_item_1）,data：数据)</text:span></text:p>
                </text:list-item>
                <text:list-item>
                  <text:p text:style-name="P11">findViewById获取已在布局中创建的ListView控件对象<text:span text:style-name="T30">，并通过setAdapter(adapter)设置显示数据</text:span></text:p>
                </text:list-item>
              </text:list>
            </text:list-item>
            <text:list-item>
              <text:p text:style-name="P11">定制ListView子项样式和内容</text:p>
              <text:list>
                <text:list-item>
                  <text:p text:style-name="P11">声明数据项实体类<text:span text:style-name="T31">（如Fruit，存放要显示的项目数据</text:span></text:p>
                </text:list-item>
                <text:list-item>
                  <text:p text:style-name="P11">声明数据项布局xml文件<text:span text:style-name="T31">（如fruit_test.xml，添加相应的显示在每个ListView项目中的控件</text:span></text:p>
                </text:list-item>
                <text:list-item>
                  <text:p text:style-name="P11">声明ArrayAdapter的子类并添加相应逻辑——<text:span text:style-name="T2">重写getView方法</text:span></text:p>
                </text:list-item>
              </text:list>
              <text:p text:style-name="P11"><text:span text:style-name="T2">Fruit fruit </text:span><text:span text:style-name="T4">= getItem(positon);</text:span></text:p>
              <text:p text:style-name="P13"><text:span text:style-name="Source_20_Text"><text:span text:style-name="T5">View view = LayoutInflater.from(getContext()).inflate(resId,parent,false);</text:span></text:span></text:p>
            </text:list-item>
          </text:list>
        </text:list-item>
      </text:list>
      <text:p text:style-name="P9"><text:span text:style-name="Source_20_Text"><text:span text:style-name="T5"><text:tab/><text:tab/> <text:s/>ImageView fruitImg = (ImageView)view.findViewById(R.id.fruit_img);</text:span></text:span></text:p>
      <text:p text:style-name="P9"><text:span text:style-name="Source_20_Text"><text:span text:style-name="T5"><text:tab/><text:tab/> <text:s/>TextView fruitName = (TextView)view.findViewById(R.id.fruit_name);</text:span></text:span></text:p>
      <text:p text:style-name="P9"><text:span text:style-name="Source_20_Text"><text:span text:style-name="T5"><text:tab/><text:tab/> <text:s/>fruitImg.setImageResource(fruit.getImgId());</text:span></text:span></text:p>
      <text:p text:style-name="P9"><text:span text:style-name="Source_20_Text"><text:span text:style-name="T5"><text:tab/><text:tab/> <text:s/>fruitName.setText(fruit.getName());</text:span></text:span></text:p>
      <text:p text:style-name="P9"><text:span text:style-name="Source_20_Text"><text:span text:style-name="T5"><text:tab/><text:tab/> <text:s/>return view;</text:span></text:span></text:p>
      <text:list xml:id="list145031902923745" text:continue-numbering="true" text:style-name="L3">
        <text:list-item>
          <text:list>
            <text:list-item>
              <text:list>
                <text:list-item>
                  <text:p text:style-name="P11">在要显示ListView的地方通过传入各种参数来构造自定义Adapter对象<text:span text:style-name="T32">，获取到ListView对象后setAdapter</text:span></text:p>
                </text:list-item>
              </text:list>
            </text:list-item>
            <text:list-item>
              <text:p text:style-name="P11">性能优化</text:p>
              <text:list>
                <text:list-item>
                  <text:p text:style-name="P11"><text:soft-page-break/><text:span text:style-name="Source_20_Text"><text:span text:style-name="T24">提高快速滚动时的性能</text:span></text:span><text:span text:style-name="Source_20_Text"><text:span text:style-name="T26">：重写getView方法</text:span></text:span><text:span text:style-name="Source_20_Text"><text:span text:style-name="T27">中，</text:span></text:span><text:span text:style-name="T32">判断convertView是否为null，不为null时view=convertView，否则再用</text:span><text:span text:style-name="Source_20_Text"><text:span text:style-name="T24">LayoutInflater来加载布局</text:span></text:span></text:p>
                </text:list-item>
                <text:list-item>
                  <text:p text:style-name="P11"><text:span text:style-name="Source_20_Text"><text:span text:style-name="T24">减少获取控件实例的次数</text:span></text:span><text:span text:style-name="Source_20_Text"><text:span text:style-name="T26">：自定义Adapter类中</text:span></text:span><text:span text:style-name="Source_20_Text"><text:span text:style-name="T27">，</text:span></text:span><text:span text:style-name="Source_20_Text"><text:span text:style-name="T26">自定义ViewHolder类存储ListView项目中的使用控件。重写getView方法中</text:span></text:span><text:span text:style-name="Source_20_Text"><text:span text:style-name="T27">，</text:span></text:span><text:span text:style-name="Source_20_Text"><text:span text:style-name="T28">判断convertView是否为null，不为null时</text:span></text:span><text:span text:style-name="Source_20_Text"><text:span text:style-name="T26">通过view.getTag()获取存储的ViewHolder对象，否则构造ViewHolder对象并存储在View中（view.setTag(viewHolder)）。之后通过viewholder来访问项目中的控件</text:span></text:span></text:p>
                </text:list-item>
              </text:list>
            </text:list-item>
          </text:list>
        </text:list-item>
        <text:list-item>
          <text:p text:style-name="P11"><text:span text:style-name="Source_20_Text"><text:span text:style-name="T29">RecyclerView</text:span></text:span></text:p>
          <text:list>
            <text:list-item>
              <text:p text:style-name="P11"><text:span text:style-name="Source_20_Text"><text:span text:style-name="T29">作用：性能更好，实现的滚动效果比ListView多，添加点击事件监听更方便</text:span></text:span></text:p>
            </text:list-item>
            <text:list-item>
              <text:p text:style-name="P11"><text:span text:style-name="Source_20_Text"><text:span text:style-name="T29">使用方法</text:span></text:span></text:p>
              <text:list>
                <text:list-item>
                  <text:p text:style-name="P11"><text:span text:style-name="Source_20_Text"><text:span text:style-name="T25">app/build.gradle中添加依赖</text:span></text:span></text:p>
                </text:list-item>
                <text:list-item>
                  <text:p text:style-name="P11"><text:span text:style-name="Source_20_Text"><text:span text:style-name="T29">布局中添加RecyclerView控件</text:span></text:span></text:p>
                </text:list-item>
                <text:list-item>
                  <text:p text:style-name="P11"><text:span text:style-name="Source_20_Text"><text:span text:style-name="T29">同ListView一样，声明子项布局</text:span></text:span></text:p>
                </text:list-item>
                <text:list-item>
                  <text:p text:style-name="P11"><text:span text:style-name="Source_20_Text"><text:span text:style-name="T29">自定义RecyclerView.Adapter的子类并重写方法，并在类中自定义RecyclerView.ViewHolder的子类，作用同ListView的ViewHolder</text:span></text:span></text:p>
                </text:list-item>
                <text:list-item>
                  <text:p text:style-name="P11"><text:span text:style-name="Source_20_Text"><text:span text:style-name="T29">在要显示的地方获取RecyclerView组件，setLayoutManager</text:span></text:span><text:span text:style-name="Source_20_Text"><text:span text:style-name="T25">(LayoutManager对象)，setAdapter(自定义Adapter)</text:span></text:span></text:p>
                </text:list-item>
              </text:list>
            </text:list-item>
            <text:list-item>
              <text:p text:style-name="P11"><text:span text:style-name="Source_20_Text"><text:span text:style-name="T25">其他滚动效果</text:span></text:span></text:p>
              <text:list>
                <text:list-item>
                  <text:p text:style-name="P11"><text:span text:style-name="Source_20_Text"><text:span text:style-name="T25">横向滚动：子项布局排列方向采用水平方向，LayoutManager采用LinearLayoutManager并setOrientation(LinearLayoutManager.HORIZONTAL)</text:span></text:span></text:p>
                </text:list-item>
                <text:list-item>
                  <text:p text:style-name="P11"><text:span text:style-name="Source_20_Text"><text:span text:style-name="T25">瀑布滚动：LayoutManager采用StaggeredGridLayoutManager</text:span></text:span></text:p>
                </text:list-item>
              </text:list>
            </text:list-item>
            <text:list-item>
              <text:p text:style-name="P11"><text:span text:style-name="Source_20_Text"><text:span text:style-name="T25">添加点击监听事件：通过自定义的Adapter的内部ViewHolder类，对具体成员控件以View的形式去注册事件监听</text:span></text:span></text:p>
            </text:list-item>
          </text:list>
        </text:list-item>
        <text:list-item>
          <text:p text:style-name="P14"><text:span text:style-name="Source_20_Text"><text:span text:style-name="T35">SeekBar</text:span></text:span><text:span text:style-name="Source_20_Text"><text:span text:style-name="T36">：可拖动进度条，继承自ProgressBar</text:span></text:span></text:p>
          <text:list>
            <text:list-item>
              <text:p text:style-name="P14"><text:span text:style-name="Source_20_Text"><text:span text:style-name="T36">结构</text:span></text:span></text:p>
              <text:list>
                <text:list-item>
                  <text:p text:style-name="P14"><text:span text:style-name="Source_20_Text"><text:span text:style-name="T36">progress：已经历的播放进度</text:span></text:span></text:p>
                </text:list-item>
                <text:list-item>
                  <text:p text:style-name="P14"><text:span text:style-name="Source_20_Text"><text:span text:style-name="T36">secondaryProgress：缓冲进度</text:span></text:span></text:p>
                </text:list-item>
                <text:list-item>
                  <text:p text:style-name="P14"><text:span text:style-name="Source_20_Text"><text:span text:style-name="T36">thumb：滑块</text:span></text:span></text:p>
                </text:list-item>
                <text:list-item>
                  <text:p text:style-name="P14"><text:span text:style-name="Source_20_Text"><text:span text:style-name="T36">background：未播放和缓冲部分</text:span></text:span></text:p>
                </text:list-item>
              </text:list>
            </text:list-item>
            <text:list-item>
              <text:p text:style-name="P14"><text:span text:style-name="Source_20_Text"><text:span text:style-name="T36">常用属性</text:span></text:span></text:p>
              <text:list>
                <text:list-item>
                  <text:p text:style-name="P14"><text:span text:style-name="Source_20_Text"><text:span text:style-name="T36">maxHeight</text:span></text:span><text:span text:style-name="Source_20_Text"><text:span text:style-name="T37">、maxWidth：最大宽高</text:span></text:span></text:p>
                </text:list-item>
                <text:list-item>
                  <text:p text:style-name="P14"><text:span text:style-name="Source_20_Text"><text:span text:style-name="T36">max</text:span></text:span><text:span text:style-name="Source_20_Text"><text:span text:style-name="T38">：最大值</text:span></text:span></text:p>
                </text:list-item>
                <text:list-item>
                  <text:p text:style-name="P14"><text:span text:style-name="Source_20_Text"><text:span text:style-name="T38">progress：当前进度</text:span></text:span></text:p>
                </text:list-item>
                <text:list-item>
                  <text:p text:style-name="P14"><text:span text:style-name="Source_20_Text"><text:span text:style-name="T38">secondaryProgress：缓冲进度</text:span></text:span></text:p>
                </text:list-item>
                <text:list-item>
                  <text:p text:style-name="P14"><text:span text:style-name="Source_20_Text"><text:span text:style-name="T36">pro</text:span></text:span><text:span text:style-name="Source_20_Text"><text:span text:style-name="T37">gressDrawable：进度条颜色，</text:span></text:span><text:span text:style-name="Source_20_Text"><text:span text:style-name="T43">引用xml样式文件</text:span></text:span><text:span text:style-name="Source_20_Text"><text:span text:style-name="T44">，根标签下面四个&lt;item&gt;，依次为背景，缓冲进度，当前进度对应的样式</text:span></text:span></text:p>
                </text:list-item>
                <text:list-item>
                  <text:p text:style-name="P14"><text:span text:style-name="Source_20_Text"><text:span text:style-name="T38">thumb：滑块drawable样式</text:span></text:span></text:p>
                </text:list-item>
              </text:list>
            </text:list-item>
            <text:list-item>
              <text:p text:style-name="P14"><text:span text:style-name="Source_20_Text"><text:span text:style-name="T38">监听事件方法</text:span></text:span></text:p>
              <text:list>
                <text:list-item>
                  <text:p text:style-name="P14"><text:span text:style-name="Source_20_Text"><text:span text:style-name="T38">onProgressChanged</text:span></text:span><text:span text:style-name="Source_20_Text"><text:span text:style-name="T37">()：进度发生改变时触发</text:span></text:span></text:p>
                </text:list-item>
                <text:list-item>
                  <text:p text:style-name="P14"><text:span text:style-name="Source_20_Text"><text:span text:style-name="T37">onStartTrackingTouch()：按住滑块时触发</text:span></text:span></text:p>
                </text:list-item>
                <text:list-item>
                  <text:p text:style-name="P14"><text:span text:style-name="Source_20_Text"><text:span text:style-name="T37">onStopTrackingTouch()：放开滑块时触发</text:span></text:span></text:p>
                </text:list-item>
              </text:list>
            </text:list-item>
          </text:list>
        </text:list-item>
        <text:list-item>
          <text:p text:style-name="P14"><text:span text:style-name="Source_20_Text"><text:span text:style-name="T35">Spinner</text:span></text:span><text:span text:style-name="Source_20_Text"><text:span text:style-name="T39">：候选框</text:span></text:span></text:p>
          <text:list>
            <text:list-item>
              <text:p text:style-name="P14"><text:span text:style-name="Source_20_Text"><text:span text:style-name="T39">常用属性</text:span></text:span></text:p>
              <text:list>
                <text:list-item>
                  <text:p text:style-name="P16"><text:span text:style-name="Source_20_Text"><text:span text:style-name="T45">android:dropDownHorizontalOffset：设置列表框的水平偏移距离</text:span></text:span></text:p>
                </text:list-item>
                <text:list-item>
                  <text:p text:style-name="P16"><text:span text:style-name="Strong_20_Emphasis">android:dropDownVerticalOffset</text:span>：设置列表框的水平竖直距离 </text:p>
                </text:list-item>
                <text:list-item>
                  <text:p text:style-name="P16"><text:span text:style-name="Strong_20_Emphasis">android:dropDownSelector</text:span>：列表框被选中时的背景 </text:p>
                </text:list-item>
                <text:list-item>
                  <text:p text:style-name="P16"><text:span text:style-name="Strong_20_Emphasis">android:dropDownWidth</text:span>：设置下拉列表框的宽度 </text:p>
                </text:list-item>
                <text:list-item>
                  <text:p text:style-name="P16"><text:soft-page-break/><text:span text:style-name="Strong_20_Emphasis">android:gravity</text:span>：设置里面组件的对其方式 </text:p>
                </text:list-item>
                <text:list-item>
                  <text:p text:style-name="P16"><text:span text:style-name="Strong_20_Emphasis">android:popupBackground</text:span>：设置列表框的背景 </text:p>
                </text:list-item>
                <text:list-item>
                  <text:p text:style-name="P16"><text:span text:style-name="Strong_20_Emphasis">android:prompt</text:span>：设置对话框模式的列表框的提示信息(标题)，只能够引用string.xml 中的资源id,而不能直接写字符串 </text:p>
                </text:list-item>
                <text:list-item>
                  <text:p text:style-name="P16"><text:span text:style-name="Strong_20_Emphasis">android:spinnerMode</text:span>：列表框的模式，有两个可选值： <text:span text:style-name="Strong_20_Emphasis">dialog</text:span>：对话框风格的窗口 <text:span text:style-name="Strong_20_Emphasis">dropdown</text:span>：下拉菜单风格的窗口(默认) </text:p>
                </text:list-item>
                <text:list-item>
                  <text:p text:style-name="P16">可选属性：<text:span text:style-name="Strong_20_Emphasis">android:entries</text:span>：使用数组资源设置下拉列表框的列表项目<text:span text:style-name="T46">，</text:span><text:span text:style-name="T6">引用xml资源文件，根标签为&lt;resources&gt;，数据标签下面的每项标签为&lt;item&gt;</text:span></text:p>
                </text:list-item>
              </text:list>
            </text:list-item>
            <text:list-item>
              <text:p text:style-name="P16"><text:span text:style-name="T7">监听器</text:span><text:span text:style-name="T8">：AdapterView.OnItemSelectedListener</text:span></text:p>
            </text:list-item>
            <text:list-item>
              <text:p text:style-name="P15">监听事件方法</text:p>
              <text:list>
                <text:list-item>
                  <text:p text:style-name="P15">onItemSelected()：选中时逻辑</text:p>
                </text:list-item>
                <text:list-item>
                  <text:p text:style-name="P15">onNothingSelected()：没有选中时的逻辑</text:p>
                </text:list-item>
              </text:list>
            </text:list-item>
          </text:list>
        </text:list-item>
        <text:list-item>
          <text:p text:style-name="P14"><text:span text:style-name="Source_20_Text"><text:span text:style-name="T35">TimePicker</text:span></text:span><text:span text:style-name="Source_20_Text"><text:span text:style-name="T40">：时间选择器</text:span></text:span></text:p>
          <text:list>
            <text:list-item>
              <text:p text:style-name="P14"><text:span text:style-name="Source_20_Text"><text:span text:style-name="T40">常用属性</text:span></text:span><text:span text:style-name="Source_20_Text"><text:span text:style-name="T41">：</text:span></text:span><text:span text:style-name="Source_20_Text"><text:span text:style-name="T40">a</text:span></text:span><text:span text:style-name="Strong_20_Emphasis"><text:span text:style-name="T40">ndroid:timePickerMode</text:span></text:span><text:span text:style-name="Source_20_Text"><text:span text:style-name="T40">：样式，可选值为:spinner下拉模式和clock钟表模式(默认) </text:span></text:span></text:p>
            </text:list-item>
            <text:list-item>
              <text:p text:style-name="P14"><text:span text:style-name="Source_20_Text"><text:span text:style-name="T40">监听器</text:span></text:span><text:span text:style-name="Source_20_Text"><text:span text:style-name="T41">：</text:span></text:span><text:span text:style-name="Strong_20_Emphasis"><text:span text:style-name="T41">TimePicker.OnTimeChangedListener</text:span></text:span></text:p>
            </text:list-item>
            <text:list-item>
              <text:p text:style-name="P14"><text:span text:style-name="Source_20_Text"><text:span text:style-name="T40">监听事件方法</text:span></text:span><text:span text:style-name="Source_20_Text"><text:span text:style-name="T41">：onTimeChanged()</text:span></text:span></text:p>
            </text:list-item>
          </text:list>
        </text:list-item>
        <text:list-item>
          <text:p text:style-name="P14"><text:span text:style-name="Source_20_Text"><text:span text:style-name="T35">DatePicker</text:span></text:span><text:span text:style-name="Source_20_Text"><text:span text:style-name="T41">：日期选择器</text:span></text:span></text:p>
          <text:list>
            <text:list-item>
              <text:p text:style-name="P14"><text:span text:style-name="Source_20_Text"><text:span text:style-name="T35">常用属性</text:span></text:span></text:p>
              <text:list>
                <text:list-item>
                  <text:p text:style-name="P14"><text:span text:style-name="Source_20_Text"><text:span text:style-name="T35">calendarTextColor</text:span></text:span><text:span text:style-name="Source_20_Text"><text:span text:style-name="T41">：日历列表文本颜色</text:span></text:span></text:p>
                </text:list-item>
                <text:list-item>
                  <text:p text:style-name="P14"><text:span text:style-name="Source_20_Text"><text:span text:style-name="T41">calendarViewShown：是否显示日历视图</text:span></text:span></text:p>
                </text:list-item>
                <text:list-item>
                  <text:p text:style-name="P14"><text:span text:style-name="Source_20_Text"><text:span text:style-name="T41">datePickerMode：样式，可选值：spinner，calender（默认）</text:span></text:span></text:p>
                </text:list-item>
                <text:list-item>
                  <text:p text:style-name="P14"><text:span text:style-name="Source_20_Text"><text:span text:style-name="T41">dayOfWeekBackground：顶部星期几的背景颜色</text:span></text:span></text:p>
                </text:list-item>
                <text:list-item>
                  <text:p text:style-name="P14"><text:span text:style-name="Source_20_Text"><text:span text:style-name="T41">dayOfWeekTextAppearance：顶部星期几的文字颜色</text:span></text:span></text:p>
                </text:list-item>
                <text:list-item>
                  <text:p text:style-name="P14"><text:span text:style-name="Source_20_Text"><text:span text:style-name="T41">endYear：去年</text:span></text:span></text:p>
                </text:list-item>
                <text:list-item>
                  <text:p text:style-name="P14"><text:span text:style-name="Source_20_Text"><text:span text:style-name="T41">firstDayOfWeek：设置日历列表以星期几开头</text:span></text:span><text:span text:style-name="Source_20_Text"><text:span text:style-name="T34">，值为数字</text:span></text:span></text:p>
                </text:list-item>
                <text:list-item>
                  <text:p text:style-name="P14"><text:span text:style-name="Source_20_Text"><text:span text:style-name="T34">headerBackground：整个头部的背景颜色</text:span></text:span></text:p>
                </text:list-item>
                <text:list-item>
                  <text:p text:style-name="P14"><text:span text:style-name="Source_20_Text"><text:span text:style-name="T34">headerDayOfMonthTextAppearance：头部日期的字体颜色</text:span></text:span></text:p>
                </text:list-item>
                <text:list-item>
                  <text:p text:style-name="P14"><text:span text:style-name="Source_20_Text"><text:span text:style-name="T34">headerMonthTextAppearance：头部月份的字体颜色</text:span></text:span></text:p>
                </text:list-item>
                <text:list-item>
                  <text:p text:style-name="P14"><text:span text:style-name="Source_20_Text"><text:span text:style-name="T34">headerYearTextAppearance：头部年的字体颜色</text:span></text:span></text:p>
                </text:list-item>
                <text:list-item>
                  <text:p text:style-name="P14"><text:span text:style-name="Source_20_Text"><text:span text:style-name="T34">maxDate：最大日期显示在这个日历视图</text:span></text:span></text:p>
                </text:list-item>
                <text:list-item>
                  <text:p text:style-name="P14"><text:span text:style-name="Source_20_Text"><text:span text:style-name="T34">minDate：最小日期</text:span></text:span></text:p>
                </text:list-item>
                <text:list-item>
                  <text:p text:style-name="P14"><text:span text:style-name="Source_20_Text"><text:span text:style-name="T34">spinnerShown：是否显示spinner</text:span></text:span></text:p>
                </text:list-item>
                <text:list-item>
                  <text:p text:style-name="P14"><text:span text:style-name="Source_20_Text"><text:span text:style-name="T34">startYear：设置第一年</text:span></text:span></text:p>
                </text:list-item>
                <text:list-item>
                  <text:p text:style-name="P14"><text:span text:style-name="Source_20_Text"><text:span text:style-name="T34">yearListItemTextAppearance</text:span></text:span></text:p>
                </text:list-item>
                <text:list-item>
                  <text:p text:style-name="P14"><text:span text:style-name="Source_20_Text"><text:span text:style-name="T34">yearListSelectorColor：年列表选择时的颜色</text:span></text:span></text:p>
                </text:list-item>
              </text:list>
            </text:list-item>
            <text:list-item>
              <text:p text:style-name="P14"><text:span text:style-name="Source_20_Text"><text:span text:style-name="T34">监听器：</text:span></text:span><text:span text:style-name="Strong_20_Emphasis"><text:span text:style-name="T34">DatePicker.OnDateChangedListener</text:span></text:span></text:p>
            </text:list-item>
            <text:list-item>
              <text:p text:style-name="P12"><text:span text:style-name="Source_20_Text"><text:span text:style-name="T42">监听事件方法：onDateChanged()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3:46:54.114075255</meta:creation-date>
    <meta:generator>LibreOffice/6.0.7.3$Linux_X86_64 LibreOffice_project/00m0$Build-3</meta:generator>
    <dc:date>2020-07-16T14:49:12.021260268</dc:date>
    <meta:editing-duration>PT1H2M17S</meta:editing-duration>
    <meta:editing-cycles>3</meta:editing-cycles>
    <meta:document-statistic meta:table-count="0" meta:image-count="0" meta:object-count="0" meta:page-count="4" meta:paragraph-count="149" meta:word-count="2079" meta:character-count="5298" meta:non-whitespace-character-count="5228"/>
  </office:meta>
</office:document-meta>
</file>